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7b7b7b" fo:padding-top="-0.05cm" fo:padding-bottom="-0.05cm" fo:padding-left="-0.05cm" fo:padding-right="-0.05cm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.1cm" draw:fill="none" draw:fill-color="#ffffff"/>
    </style:style>
    <style:style style:name="gr5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4.667cm" svg:y="0cm"/>
          <draw:glue-point draw:id="7" svg:x="-4.5cm" svg:y="0cm"/>
          <draw:glue-point draw:id="8" svg:x="-4.333cm" svg:y="0cm"/>
          <draw:glue-point draw:id="9" svg:x="-4.167cm" svg:y="0cm"/>
          <draw:glue-point draw:id="10" svg:x="-4cm" svg:y="0cm"/>
          <draw:glue-point draw:id="11" svg:x="-3.833cm" svg:y="0cm"/>
          <draw:glue-point draw:id="12" svg:x="-3.667cm" svg:y="0cm"/>
          <draw:glue-point draw:id="13" svg:x="-3.5cm" svg:y="0cm"/>
          <draw:glue-point draw:id="14" svg:x="-3.333cm" svg:y="0cm"/>
          <draw:glue-point draw:id="15" svg:x="-3.167cm" svg:y="0cm"/>
          <draw:glue-point draw:id="16" svg:x="-3cm" svg:y="0cm"/>
          <draw:glue-point draw:id="17" svg:x="-2.833cm" svg:y="0cm"/>
          <draw:glue-point draw:id="18" svg:x="-2.667cm" svg:y="0cm"/>
          <draw:glue-point draw:id="19" svg:x="-2.5cm" svg:y="0cm"/>
          <draw:glue-point draw:id="20" svg:x="-2.333cm" svg:y="0cm"/>
          <draw:glue-point draw:id="21" svg:x="-2.167cm" svg:y="0cm"/>
          <draw:glue-point draw:id="22" svg:x="-2cm" svg:y="0cm"/>
          <draw:glue-point draw:id="23" svg:x="-1.833cm" svg:y="0cm"/>
          <draw:glue-point draw:id="24" svg:x="-1.667cm" svg:y="0cm"/>
          <draw:glue-point draw:id="25" svg:x="-1.5cm" svg:y="0cm"/>
          <draw:glue-point draw:id="26" svg:x="-1.333cm" svg:y="0cm"/>
          <draw:glue-point draw:id="27" svg:x="-1.167cm" svg:y="0cm"/>
          <draw:glue-point draw:id="28" svg:x="-1cm" svg:y="0cm"/>
          <draw:glue-point draw:id="29" svg:x="-0.833cm" svg:y="0cm"/>
          <draw:glue-point draw:id="30" svg:x="-0.667cm" svg:y="0cm"/>
          <draw:glue-point draw:id="31" svg:x="-0.5cm" svg:y="0cm"/>
          <draw:glue-point draw:id="32" svg:x="-0.333cm" svg:y="0cm"/>
          <draw:glue-point draw:id="33" svg:x="-0.167cm" svg:y="0cm"/>
          <draw:glue-point draw:id="34" svg:x="0cm" svg:y="0cm"/>
          <draw:glue-point draw:id="35" svg:x="0.167cm" svg:y="0cm"/>
          <draw:glue-point draw:id="36" svg:x="0.333cm" svg:y="0cm"/>
          <draw:glue-point draw:id="37" svg:x="0.5cm" svg:y="0cm"/>
          <draw:glue-point draw:id="38" svg:x="0.667cm" svg:y="0cm"/>
          <draw:glue-point draw:id="39" svg:x="0.833cm" svg:y="0cm"/>
          <draw:glue-point draw:id="40" svg:x="1cm" svg:y="0cm"/>
          <draw:glue-point draw:id="41" svg:x="1.167cm" svg:y="0cm"/>
          <draw:glue-point draw:id="42" svg:x="1.333cm" svg:y="0cm"/>
          <draw:glue-point draw:id="43" svg:x="1.5cm" svg:y="0cm"/>
          <draw:glue-point draw:id="44" svg:x="1.667cm" svg:y="0cm"/>
          <draw:glue-point draw:id="45" svg:x="1.833cm" svg:y="0cm"/>
          <draw:glue-point draw:id="46" svg:x="2cm" svg:y="0cm"/>
          <draw:glue-point draw:id="47" svg:x="2.167cm" svg:y="0cm"/>
          <draw:glue-point draw:id="48" svg:x="2.333cm" svg:y="0cm"/>
          <draw:glue-point draw:id="49" svg:x="2.5cm" svg:y="0cm"/>
          <draw:glue-point draw:id="50" svg:x="2.667cm" svg:y="0cm"/>
          <draw:glue-point draw:id="51" svg:x="2.833cm" svg:y="0cm"/>
          <draw:glue-point draw:id="52" svg:x="3cm" svg:y="0cm"/>
          <draw:glue-point draw:id="53" svg:x="3.167cm" svg:y="0cm"/>
          <draw:glue-point draw:id="54" svg:x="3.333cm" svg:y="0cm"/>
          <draw:glue-point draw:id="55" svg:x="3.5cm" svg:y="0cm"/>
          <draw:glue-point draw:id="56" svg:x="3.667cm" svg:y="0cm"/>
          <draw:glue-point draw:id="57" svg:x="3.833cm" svg:y="0cm"/>
          <draw:glue-point draw:id="58" svg:x="4cm" svg:y="0cm"/>
          <draw:glue-point draw:id="59" svg:x="4.167cm" svg:y="0cm"/>
          <draw:glue-point draw:id="60" svg:x="4.333cm" svg:y="0cm"/>
          <draw:glue-point draw:id="61" svg:x="4.5cm" svg:y="0cm"/>
          <draw:glue-point draw:id="62" svg:x="4.667cm" svg:y="0cm"/>
          <draw:glue-point draw:id="63" svg:x="-5cm" svg:y="5cm"/>
          <draw:glue-point draw:id="64" svg:x="0cm" svg:y="-5cm"/>
          <draw:glue-point draw:id="65" svg:x="0cm" svg:y="5cm"/>
          <draw:glue-point draw:id="66" svg:x="5cm" svg:y="-5cm"/>
          <draw:glue-point draw:id="67" svg:x="5cm" svg:y="0cm"/>
          <draw:glue-point draw:id="68" svg:x="5cm" svg:y="5cm"/>
          <draw:glue-point draw:id="69" svg:x="0cm" svg:y="0cm"/>
          <draw:rect draw:style-name="gr1" draw:layer="layout" svg:width="12cm" svg:height="2cm" svg:x="0cm" svg:y="0cm">
            <text:p/>
          </draw:rect>
          <draw:line draw:style-name="gr2" draw:layer="layout" svg:x1="0cm" svg:y1="0cm" svg:x2="12cm" svg:y2="0cm">
            <text:p/>
          </draw:line>
          <draw:line draw:style-name="gr2" draw:layer="layout" svg:x1="0cm" svg:y1="2cm" svg:x2="12cm" svg:y2="2cm">
            <text:p/>
          </draw:line>
          <draw:line draw:style-name="gr3" draw:layer="layout" svg:x1="0.2cm" svg:y1="0cm" svg:x2="0.2cm" svg:y2="2cm">
            <text:p/>
          </draw:line>
          <draw:line draw:style-name="gr3" draw:layer="layout" svg:x1="11.8cm" svg:y1="0cm" svg:x2="11.8cm" svg:y2="2cm">
            <text:p/>
          </draw:line>
          <draw:line draw:style-name="gr4" draw:layer="layout" svg:x1="0cm" svg:y1="0cm" svg:x2="0cm" svg:y2="2cm">
            <text:p/>
          </draw:line>
          <draw:line draw:style-name="gr4" draw:layer="layout" svg:x1="12cm" svg:y1="0cm" svg:x2="12cm" svg:y2="2cm">
            <text:p/>
          </draw:line>
          <draw:circle draw:style-name="gr5" draw:layer="layout" svg:width="0.08cm" svg:height="0.08cm" svg:x="0.06cm" svg:y="0.96cm">
            <text:p/>
          </draw:circle>
          <draw:circle draw:style-name="gr5" draw:layer="layout" svg:width="0.08cm" svg:height="0.08cm" svg:x="11.86cm" svg:y="0.9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OrganizadorRack2U</dc:title>
    <meta:creation-date>2011-02-07T16:57:52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